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5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2.5134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page" style:column-width="0.8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278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</style:style>
    <style:style style:name="ce7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table table:name="BOM-BY-REF_ISS_P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3"/>
          <table:table-cell/>
          <table:table-cell table:style-name="ce2" table:number-columns-repeated="1019"/>
        </table:table-row>
        <table:table-row table:style-name="ro2">
          <table:table-cell table:style-name="ce3" office:value-type="string">
            <text:p>B1</text:p>
          </table:table-cell>
          <table:table-cell office:value-type="string">
            <text:p>CR_2032</text:p>
          </table:table-cell>
          <table:table-cell office:value-type="string">
            <text:p>HOLDER BATT CR2032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12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2</text:p>
          </table:table-cell>
          <table:table-cell office:value-type="string">
            <text:p>32.768 KHz</text:p>
          </table:table-cell>
          <table:table-cell office:value-type="string">
            <text:p>XTAL RTC 32768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NON-ITEMIZED PARTS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2" office:value-type="string">
            <text:p>BATTERY, <text:s/>CR-2032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7" office:value-type="string">
            <text:p>BOARD, PC, THOTCO</text:p>
          </table:table-cell>
          <table:table-cell table:style-name="ce7" office:value-type="string">
            <text:p>Printed Circuit, each</text:p>
          </table:table-cell>
          <table:table-cell table:style-name="ce9" office:value-type="string">
            <text:p>Y</text:p>
          </table:table-cell>
          <table:table-cell table:style-name="ce7" office:value-type="string">
            <text:p>*Brigitflex quote / 800 pcs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5" office:value-type="string">
            <text:p>DO NOT PLACE PARTS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3"/>
          <table:table-cell/>
          <table:table-cell table:style-name="ce8"/>
          <table:table-cell table:number-columns-repeated="1020"/>
        </table:table-row>
        <table:table-row table:style-name="ro2">
          <table:table-cell table:style-name="ce3" office:value-type="string">
            <text:p>C13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4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5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1</text:p>
          </table:table-cell>
          <table:table-cell office:value-type="string">
            <text:p>RxD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2</text:p>
          </table:table-cell>
          <table:table-cell office:value-type="string">
            <text:p>TxD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43</text:p>
          </table:table-cell>
          <table:table-cell office:value-type="string">
            <text:p>SCK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4</text:p>
          </table:table-cell>
          <table:table-cell office:value-type="string">
            <text:p>ExT_PwR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2</text:p>
          </table:table-cell>
          <table:table-cell office:value-type="string">
            <text:p>ANALOG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3</text:p>
          </table:table-cell>
          <table:table-cell office:value-type="string">
            <text:p>DIGITAL_0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4</text:p>
          </table:table-cell>
          <table:table-cell office:value-type="string">
            <text:p>DIGITAL_1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5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7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8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21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3</text:p>
          </table:table-cell>
          <table:table-cell office:value-type="string">
            <text:p>SER_RXD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4</text:p>
          </table:table-cell>
          <table:table-cell office:value-type="string">
            <text:p>SER_TXD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5</text:p>
          </table:table-cell>
          <table:table-cell office:value-type="string">
            <text:p>GND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6</text:p>
          </table:table-cell>
          <table:table-cell office:value-type="float" office:value="5">
            <text:p>5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string">
            <text:p>DO <text:s/>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3</text:p>
          </table:table-cell>
          <table:table-cell office:value-type="string">
            <text:p>ANTENNA</text:p>
          </table:table-cell>
          <table:table-cell office:value-type="string">
            <text:p>DIPOLE_FOLDED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 table:number-rows-repeated="10484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9:10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9:12:54</dc:date>
    <meta:generator>LibreOffice/3.6$Linux_X86_64 LibreOffice_project/360m1$Build-1</meta:generator>
    <meta:editing-duration>PT29M4S</meta:editing-duration>
    <meta:editing-cycles>18</meta:editing-cycles>
    <meta:document-statistic meta:table-count="1" meta:cell-count="632" meta:object-count="0"/>
  </office:meta>
</office:document-meta>
</file>